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94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2.505cm"/>
    </style:style>
    <style:style style:name="co79" style:family="table-column">
      <style:table-column-properties fo:break-before="auto" style:column-width="2.641cm"/>
    </style:style>
    <style:style style:name="co80" style:family="table-column">
      <style:table-column-properties fo:break-before="auto" style:column-width="2.614cm"/>
    </style:style>
    <style:style style:name="co81" style:family="table-column">
      <style:table-column-properties fo:break-before="auto" style:column-width="3.35cm"/>
    </style:style>
    <style:style style:name="co82" style:family="table-column">
      <style:table-column-properties fo:break-before="auto" style:column-width="7.034cm"/>
    </style:style>
    <style:style style:name="co83" style:family="table-column">
      <style:table-column-properties fo:break-before="auto" style:column-width="12.774cm"/>
    </style:style>
    <style:style style:name="co84" style:family="table-column">
      <style:table-column-properties fo:break-before="auto" style:column-width="3.621cm"/>
    </style:style>
    <style:style style:name="co85" style:family="table-column">
      <style:table-column-properties fo:break-before="auto" style:column-width="9.887cm"/>
    </style:style>
    <style:style style:name="co86" style:family="table-column">
      <style:table-column-properties fo:break-before="auto" style:column-width="4.302cm"/>
    </style:style>
    <style:style style:name="co87" style:family="table-column">
      <style:table-column-properties fo:break-before="auto" style:column-width="1.887cm"/>
    </style:style>
    <style:style style:name="co88" style:family="table-column">
      <style:table-column-properties fo:break-before="auto" style:column-width="1.588cm"/>
    </style:style>
    <style:style style:name="co89" style:family="table-column">
      <style:table-column-properties fo:break-before="auto" style:column-width="2.704cm"/>
    </style:style>
    <style:style style:name="co90" style:family="table-column">
      <style:table-column-properties fo:break-before="auto" style:column-width="2.459cm"/>
    </style:style>
    <style:style style:name="co91" style:family="table-column">
      <style:table-column-properties fo:break-before="auto" style:column-width="3.004cm"/>
    </style:style>
    <style:style style:name="co92" style:family="table-column">
      <style:table-column-properties fo:break-before="auto" style:column-width="2.595cm"/>
    </style:style>
    <style:style style:name="co93" style:family="table-column">
      <style:table-column-properties fo:break-before="auto" style:column-width="4.066cm"/>
    </style:style>
    <style:style style:name="co94" style:family="table-column">
      <style:table-column-properties fo:break-before="auto" style:column-width="7.989cm"/>
    </style:style>
    <style:style style:name="co95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number-columns-repeated="1636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office:forms form:automatic-focus="false" form:apply-design-mode="false"/>
        <table:table-column table:style-name="co1" table:default-cell-style-name="ce3"/>
        <table:table-column table:style-name="co43" table:default-cell-style-name="ce3"/>
        <table:table-column table:style-name="co20" table:default-cell-style-name="ce3"/>
        <table:table-column table:style-name="co26" table:default-cell-style-name="ce3"/>
        <table:table-column table:style-name="co14" table:default-cell-style-name="ce3"/>
        <table:table-column table:style-name="co8" table:default-cell-style-name="ce3"/>
        <table:table-column table:style-name="co27" table:default-cell-style-name="ce3"/>
        <table:table-column table:style-name="co44" table:default-cell-style-name="ce3"/>
        <table:table-column table:style-name="co41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24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3"/>
        <table:table-column table:style-name="co10" table:default-cell-style-name="ce3"/>
        <table:table-column table:style-name="co57" table:default-cell-style-name="ce3"/>
        <table:table-column table:style-name="co47" table:default-cell-style-name="ce3"/>
        <table:table-column table:style-name="co24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(true)</text:p>
          </table:table-cell>
          <table:table-cell office:value-type="string" calcext:value-type="string">
            <text:p>Unit(DroneBoat, BattleShip, SwimmingFactory, DroneTower, Factory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table:table-column table:style-name="co61" table:default-cell-style-name="ce3"/>
        <table:table-column table:style-name="co46" table:default-cell-style-name="ce3"/>
        <table:table-column table:style-name="co62" table:default-cell-style-name="ce3"/>
        <table:table-column table:style-name="co63" table:default-cell-style-name="ce3"/>
        <table:table-column table:style-name="co19" table:default-cell-style-name="ce3"/>
        <table:table-column table:style-name="co24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3"/>
        <table:table-column table:style-name="co30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(false)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office:forms form:automatic-focus="false" form:apply-design-mode="false"/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office:forms form:automatic-focus="false" form:apply-design-mode="false"/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30" table:default-cell-style-name="ce3"/>
        <table:table-column table:style-name="co24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24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8" table:default-cell-style-name="Default"/>
        <table:table-column table:style-name="co79" table:default-cell-style-name="Default"/>
        <table:table-column table:style-name="co19" table:default-cell-style-name="ce3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0" table:default-cell-style-name="ce3"/>
        <table:table-column table:style-name="co81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Default"/>
        <table:table-column table:style-name="co4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4" table:default-cell-style-name="ce3"/>
        <table:table-column table:style-name="co85" table:default-cell-style-name="ce3"/>
        <table:table-column table:style-name="co54" table:default-cell-style-name="ce3"/>
        <table:table-column table:style-name="co12" table:default-cell-style-name="ce3"/>
        <table:table-column table:style-name="co86" table:default-cell-style-name="ce3"/>
        <table:table-column table:style-name="co87" table:default-cell-style-name="ce3"/>
        <table:table-column table:style-name="co10" table:default-cell-style-name="ce3"/>
        <table:table-column table:style-name="co3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62" table:default-cell-style-name="ce3"/>
        <table:table-column table:style-name="co14" table:default-cell-style-name="ce3"/>
        <table:table-column table:style-name="co88" table:default-cell-style-name="ce3"/>
        <table:table-column table:style-name="co16" table:default-cell-style-name="ce3"/>
        <table:table-column table:style-name="co17" table:default-cell-style-name="ce3"/>
        <table:table-column table:style-name="co33" table:default-cell-style-name="ce3"/>
        <table:table-column table:style-name="co89" table:default-cell-style-name="ce3"/>
        <table:table-column table:style-name="co33" table:default-cell-style-name="ce3"/>
        <table:table-column table:style-name="co20" table:default-cell-style-name="ce3"/>
        <table:table-column table:style-name="co90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61" table:default-cell-style-name="ce3"/>
        <table:table-column table:style-name="co48" table:default-cell-style-name="ce3"/>
        <table:table-column table:style-name="co91" table:default-cell-style-name="ce3"/>
        <table:table-column table:style-name="co32" table:default-cell-style-name="ce3"/>
        <table:table-column table:style-name="co92" table:default-cell-style-name="ce3"/>
        <table:table-column table:style-name="co93" table:default-cell-style-name="ce3"/>
        <table:table-column table:style-name="co94" table:default-cell-style-name="ce3"/>
        <table:table-column table:style-name="co95" table:default-cell-style-name="ce3"/>
        <table:table-column table:style-name="co24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office:value-type="string" calcext:value-type="string">
            <text:p>Income</text:p>
          </table:table-cell>
          <table:table-cell table:number-columns-repeated="3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3"/>
        <table:table-column table:style-name="co33" table:default-cell-style-name="ce3"/>
        <table:table-column table:style-name="co9" table:default-cell-style-name="ce3"/>
        <table:table-column table:style-name="co28" table:default-cell-style-name="ce3"/>
        <table:table-column table:style-name="co26" table:default-cell-style-name="ce3"/>
        <table:table-column table:style-name="co74" table:default-cell-style-name="ce3"/>
        <table:table-column table:style-name="co36" table:default-cell-style-name="ce3"/>
        <table:table-column table:style-name="co61" table:default-cell-style-name="ce3"/>
        <table:table-column table:style-name="co29" table:default-cell-style-name="ce3"/>
        <table:table-column table:style-name="co32" table:default-cell-style-name="ce3"/>
        <table:table-column table:style-name="co5" table:default-cell-style-name="ce3"/>
        <table:table-column table:style-name="co24" table:number-columns-repeated="16373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.00.0000</text:date>, <text:time style:data-style-name="N2" text:time-value="10:30:38.689856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6-13T11:08:30.917563524</dc:date>
    <meta:editing-duration>P3DT10H5M34S</meta:editing-duration>
    <meta:editing-cycles>224</meta:editing-cycles>
    <meta:generator>LibreOffice/24.2.4.2$Linux_X86_64 LibreOffice_project/420$Build-2</meta:generator>
    <meta:document-statistic meta:table-count="20" meta:cell-count="3788" meta:object-count="0"/>
  </office:meta>
</office:document-meta>
</file>